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Impl.mutationEventsRemovingNode( NodeImpl node , NodeImpl oldChild , boolean repla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ocumentImpl.notifyRangesInsertedText( CharacterDataImpl node , int offset ,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Impl.DocumentImpl( boolean grammar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createRan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Impl.setEventListeners( NodeImpl n , Vector listen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cumentImpl.notifyRangesReplacedText( CharacterDataImpl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Impl.removingNode( NodeImpl node , NodeImpl oldChild , boolean repl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Impl.mutationEventsModifiedCharacterData( NodeImpl node , String oldvalue , String value , boolean repl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cumentImpl.notifyRangesRemovingNode( NodeImpl old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Impl.renamedAttrNode( Attr oldAt , Attr new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cumentImpl.removedAttrNode( AttrImpl attr , NodeImpl oldOwner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Impl.saveEnclosingAttr( NodeImpl n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ocumentImpl.DocumentImpl( DocumentType do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dispatchAggregateEvents( NodeImpl node , EnclosingAttr 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Impl.createEvent( String 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cumentImpl.removedNode( NodeImpl node , boolean repl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Impl.replacingData( NodeImpl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Impl.getEventListeners( NodeImpl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Impl.notifyRangesSplitData( Node node , Node newNode , int off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Impl.DocumentImpl( DocumentType doctype , boolean grammar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notifyRangesDeletedText( CharacterDataImpl node , int offset ,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Impl.replacedCharacterData( NodeImpl node , String oldvalu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replacingNode( NodeImpl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Impl.dispatchEvent( NodeImpl node , Event event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38">
            <text:p text:style-name="Table_20_Contents">38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DocumentImpl.insertedText( CharacterDataImpl node , int offset ,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Impl.notifyRangesInsertedNode( NodeImpl newIntern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Impl.insertedNode( NodeImpl node , NodeImpl newInternal , boolean repl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Impl.modifiedCharacterData( NodeImpl node , String oldvalue , String value , boolean repl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Impl.addEventListener( NodeImpl node , String type , EventListener listener , boolean useCaptur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cumentImpl.removeNodeIterator( NodeIterator nodeIte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Impl.copyEventListeners( NodeImpl src , NodeImpl tg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Impl.get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mutationEventsInsertedNode( NodeImpl node , NodeImpl newInternal , boolean repla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ocumentImpl.createTreeWalker( Node root , short whatToShow , Node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try.LEntry( String type , EventListener listener , boolean useCap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Impl.modifiedAttrValue( AttrImpl attr , String old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Impl.mutationEventsRemovedAttrNode( AttrImpl attr , NodeImpl oldOwner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umentImpl.setMutationEvents( boolean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dispatchingEventToSubtree( Node n , 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umentImpl.renamedElement( Element oldEl , Element new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cumentImpl.getMutation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createNodeIterator( Node root , int whatToShow , NodeFilter filter , boolean entityReferenceExpan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cumentImpl.dispatchEventToSubtree( Node n , 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Impl.dispatchAggregateEvents( NodeImpl node , AttrImpl enclosingAttr , String oldvalue , short chan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ocumentImpl.createNodeIterator( Node root , short whatToShow , Node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splitData( Node node , Node newNode , int off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Impl.removeRange( Range r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Impl.deletedText( CharacterDataImpl node , int offset ,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Impl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Impl.createTreeWalker( Node root , int whatToShow , NodeFilter filter , boolean entityReferenceExpan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Impl.Documen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removeEventListener( NodeImpl node , String type , EventListener listener , boolean useCaptur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ocumentImpl.modifyingCharacterData( NodeImpl node , boolean repl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Impl.insertingNode( NodeImpl node , boolean repl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Impl.setAttrNode( AttrImpl attr , AttrImpl previou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Impl.notifyIteratorsRemovingNode( NodeImpl old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Impl.replacedNode( NodeImpl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Impl.replacedText( CharacterDataImpl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